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32000000013B1C4B5B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6.932cm" svg:height="0.401cm" svg:x="0cm" svg:y="-0.394cm">
          <draw:image xlink:href="Pictures/100000000000032000000013B1C4B5BD.gif" xlink:type="simple" xlink:show="embed" xlink:actuate="onLoad">
            <text:p/>
          </draw:image>
        </draw:frame>
        <draw:line draw:style-name="gr2" draw:text-style-name="P1" draw:layer="layout" svg:x1="16.933cm" svg:y1="0cm" svg:x2="16.933cm" svg:y2="56.0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03T09:34:30</dc:date>
    <meta:editing-cycles>2</meta:editing-cycles>
    <meta:editing-duration>PT5M28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